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phs@mphs-HP-ProDesk-400-G4-SFF:~$ sudo mysql</text:p>
      <text:p text:style-name="Standard">[sudo] password for mphs: </text:p>
      <text:p text:style-name="Standard">Welcome to the MySQL monitor. <text:s/>Commands end with ; or \g.</text:p>
      <text:p text:style-name="Standard">Your MySQL connection id is 14</text:p>
      <text:p text:style-name="Standard">Server version: 8.0.30-0ubuntu0.22.04.1 (Ubuntu)</text:p>
      <text:p text:style-name="Standard"/>
      <text:p text:style-name="Standard">Copyright (c) 2000, 2022, Oracle and/or its affiliates.</text:p>
      <text:p text:style-name="Standard"/>
      <text:p text:style-name="Standard">Oracle is a registered trademark of Oracle Corporation and/or its</text:p>
      <text:p text:style-name="Standard">affiliates. Other names may be trademarks of their respective</text:p>
      <text:p text:style-name="Standard">owners.</text:p>
      <text:p text:style-name="Standard"/>
      <text:p text:style-name="Standard">Type 'help;' or '\h' for help. Type '\c' to clear the current input statement.</text:p>
      <text:p text:style-name="Standard"/>
      <text:p text:style-name="Standard">mysql&gt; create database management</text:p>
      <text:p text:style-name="Standard"><text:s text:c="4"/>-&gt; ;</text:p>
      <text:p text:style-name="Standard">Query OK, 1 row affected (0.00 sec)</text:p>
      <text:p text:style-name="Standard"/>
      <text:p text:style-name="Standard">mysql&gt; use management;</text:p>
      <text:p text:style-name="Standard">Database changed</text:p>
      <text:p text:style-name="Standard">mysql&gt; show tables</text:p>
      <text:p text:style-name="Standard"><text:s text:c="4"/>-&gt; ;</text:p>
      <text:p text:style-name="Standard">Empty set (0.00 sec)</text:p>
      <text:p text:style-name="Standard"/>
      <text:p text:style-name="Standard">mysql&gt; create table nations(countries varchar(30), cities varchar(30), streets varchar(30))</text:p>
      <text:p text:style-name="Standard"><text:s text:c="4"/>-&gt; ;</text:p>
      <text:p text:style-name="Standard">Query OK, 0 rows affected (0.03 sec)</text:p>
      <text:p text:style-name="Standard"/>
      <text:p text:style-name="Standard">mysql&gt; insert into nations values("India" ,"Hyderabad", "Hitech city");</text:p>
      <text:p text:style-name="Standard">Query OK, 1 row affected (0.02 sec)</text:p>
      <text:p text:style-name="Standard"/>
      <text:p text:style-name="Standard">mysql&gt; show tables;</text:p>
      <text:p text:style-name="Standard">+----------------------+</text:p>
      <text:p text:style-name="Standard">| Tables_in_management |</text:p>
      <text:p text:style-name="Standard">+----------------------+</text:p>
      <text:p text:style-name="Standard">| nations <text:s text:c="13"/>|</text:p>
      <text:p text:style-name="Standard">+----------------------+</text:p>
      <text:p text:style-name="Standard">1 row in set (0.00 sec)</text:p>
      <text:p text:style-name="Standard"/>
      <text:p text:style-name="Standard">mysql&gt; select * from nations</text:p>
      <text:p text:style-name="Standard"><text:s text:c="4"/>-&gt; ;</text:p>
      <text:p text:style-name="Standard">+-----------+-----------+-------------+</text:p>
      <text:p text:style-name="Standard">| countries | cities <text:s text:c="3"/>| streets <text:s text:c="4"/>|</text:p>
      <text:p text:style-name="Standard">+-----------+-----------+-------------+</text:p>
      <text:p text:style-name="Standard">| India <text:s text:c="4"/>| Hyderabad | Hitech city |</text:p>
      <text:p text:style-name="Standard">+-----------+-----------+-------------+</text:p>
      <text:p text:style-name="Standard">1 row in set (0.00 sec)</text:p>
      <text:p text:style-name="Standard"/>
      <text:p text:style-name="Standard">mysql&gt; ^C</text:p>
      <text:p text:style-name="Standard">mysql&gt; insert into nations values("India" ,"Hyderabad", "Hitech city");</text:p>
      <text:p text:style-name="Standard">Query OK, 1 row affected (0.01 sec)</text:p>
      <text:p text:style-name="Standard"/>
      <text:p text:style-name="Standard"><text:soft-page-break/>mysql&gt; insert into nations values("India" ,"Hyderabad", "Hitech city");</text:p>
      <text:p text:style-name="Standard">Query OK, 1 row affected (0.00 sec)</text:p>
      <text:p text:style-name="Standard"/>
      <text:p text:style-name="Standard">mysql&gt; select * from nations</text:p>
      <text:p text:style-name="Standard"><text:s text:c="4"/>-&gt; ;</text:p>
      <text:p text:style-name="Standard">+-----------+-----------+-------------+</text:p>
      <text:p text:style-name="Standard">| countries | cities <text:s text:c="3"/>| streets <text:s text:c="4"/>|</text:p>
      <text:p text:style-name="Standard">+-----------+-----------+-------------+</text:p>
      <text:p text:style-name="Standard">| India <text:s text:c="4"/>| Hyderabad | Hitech city |</text:p>
      <text:p text:style-name="Standard">| India <text:s text:c="4"/>| Hyderabad | Hitech city |</text:p>
      <text:p text:style-name="Standard">| India <text:s text:c="4"/>| Hyderabad | Hitech city |</text:p>
      <text:p text:style-name="Standard">+-----------+-----------+-------------+</text:p>
      <text:p text:style-name="Standard">3 rows in set (0.00 sec)</text:p>
      <text:p text:style-name="Standard"/>
      <text:p text:style-name="Standard">mysql&gt; truncate nations;</text:p>
      <text:p text:style-name="Standard">Query OK, 0 rows affected (0.04 sec)</text:p>
      <text:p text:style-name="Standard"/>
      <text:p text:style-name="Standard">mysql&gt; select * from nations</text:p>
      <text:p text:style-name="Standard"><text:s text:c="4"/>-&gt; ;</text:p>
      <text:p text:style-name="Standard">Empty set (0.00 sec)</text:p>
      <text:p text:style-name="Standard"/>
      <text:p text:style-name="Standard">mysql&gt; insert into nations values("India" ,"Hyderabad", "Hitech city");</text:p>
      <text:p text:style-name="Standard">Query OK, 1 row affected (0.00 sec)</text:p>
      <text:p text:style-name="Standard"/>
      <text:p text:style-name="Standard">mysql&gt; insert into nations values("Ind" ,"Hyd", "Hitech");</text:p>
      <text:p text:style-name="Standard">Query OK, 1 row affected (0.00 sec)</text:p>
      <text:p text:style-name="Standard"/>
      <text:p text:style-name="Standard">mysql&gt; insert into nations values("India" ,"Hyderabad", "Madhapur");</text:p>
      <text:p text:style-name="Standard">Query OK, 1 row affected (0.00 sec)</text:p>
      <text:p text:style-name="Standard"/>
      <text:p text:style-name="Standard">mysql&gt; insert into nations values("Ind" ,"Hyd", "Madha");</text:p>
      <text:p text:style-name="Standard">Query OK, 1 row affected (0.00 sec)</text:p>
      <text:p text:style-name="Standard"/>
      <text:p text:style-name="Standard">mysql&gt; select * from nations;</text:p>
      <text:p text:style-name="Standard">+-----------+-----------+-------------+</text:p>
      <text:p text:style-name="Standard">| countries | cities <text:s text:c="3"/>| streets <text:s text:c="4"/>|</text:p>
      <text:p text:style-name="Standard">+-----------+-----------+-------------+</text:p>
      <text:p text:style-name="Standard">| India <text:s text:c="4"/>| Hyderabad | Hitech city |</text:p>
      <text:p text:style-name="Standard">| Ind <text:s text:c="6"/>| Hyd <text:s text:c="6"/>| Hitech <text:s text:c="5"/>|</text:p>
      <text:p text:style-name="Standard">| India <text:s text:c="4"/>| Hyderabad | Madhapur <text:s text:c="3"/>|</text:p>
      <text:p text:style-name="Standard">| Ind <text:s text:c="6"/>| Hyd <text:s text:c="6"/>| Madha <text:s text:c="6"/>|</text:p>
      <text:p text:style-name="Standard">+-----------+-----------+-------------+</text:p>
      <text:p text:style-name="Standard">4 rows in set (0.00 sec)</text:p>
      <text:p text:style-name="Standard"/>
      <text:p text:style-name="Standard">mysql&gt; update table nations set countries="India" where cities="Hyd";</text:p>
      <text:p text:style-name="Standard">ERROR 1064 (42000): You have an error in your SQL syntax; check the manual that corresponds to your MySQL server version for the right syntax to use near 'table nations set countries="India" where cities="Hyd"' at line 1</text:p>
      <text:p text:style-name="Standard">mysql&gt; update nations set countries="India" where cities="Hyd";</text:p>
      <text:p text:style-name="Standard">Query OK, 2 rows affected (0.00 sec)</text:p>
      <text:p text:style-name="Standard">Rows matched: 2 <text:s/>Changed: 2 <text:s/>Warnings: 0</text:p>
      <text:p text:style-name="Standard"/>
      <text:p text:style-name="Standard"><text:soft-page-break/>mysql&gt; select * from nations;</text:p>
      <text:p text:style-name="Standard">+-----------+-----------+-------------+</text:p>
      <text:p text:style-name="Standard">| countries | cities <text:s text:c="3"/>| streets <text:s text:c="4"/>|</text:p>
      <text:p text:style-name="Standard">+-----------+-----------+-------------+</text:p>
      <text:p text:style-name="Standard">| India <text:s text:c="4"/>| Hyderabad | Hitech city |</text:p>
      <text:p text:style-name="Standard">| India <text:s text:c="4"/>| Hyd <text:s text:c="6"/>| Hitech <text:s text:c="5"/>|</text:p>
      <text:p text:style-name="Standard">| India <text:s text:c="4"/>| Hyderabad | Madhapur <text:s text:c="3"/>|</text:p>
      <text:p text:style-name="Standard">| India <text:s text:c="4"/>| Hyd <text:s text:c="6"/>| Madha <text:s text:c="6"/>|</text:p>
      <text:p text:style-name="Standard">+-----------+-----------+-------------+</text:p>
      <text:p text:style-name="Standard">4 rows in set (0.00 sec)</text:p>
      <text:p text:style-name="Standard"/>
      <text:p text:style-name="Standard">mysql&gt; insert into nations values("Ind" ,"Hyd", "Madha");</text:p>
      <text:p text:style-name="Standard">Query OK, 1 row affected (0.00 sec)</text:p>
      <text:p text:style-name="Standard"/>
      <text:p text:style-name="Standard">mysql&gt; delete from nations where countries="Ind";</text:p>
      <text:p text:style-name="Standard">Query OK, 1 row affected (0.01 sec)</text:p>
      <text:p text:style-name="Standard"/>
      <text:p text:style-name="Standard">mysql&gt; insert into nations values("Ind" ,"vizag", "NAD");</text:p>
      <text:p text:style-name="Standard">Query OK, 1 row affected (0.01 sec)</text:p>
      <text:p text:style-name="Standard"/>
      <text:p text:style-name="Standard">mysql&gt; insert into nations values("Ind" ,"viz", "RKBeach");</text:p>
      <text:p text:style-name="Standard">Query OK, 1 row affected (0.00 sec)</text:p>
      <text:p text:style-name="Standard"/>
      <text:p text:style-name="Standard">mysql&gt; select countries,count(cities) from nations groupby countries, cities;</text:p>
      <text:p text:style-name="Standard">ERROR 1064 (42000): You have an error in your SQL syntax; check the manual that corresponds to your MySQL server version for the right syntax to use near 'countries, cities' at line 1</text:p>
      <text:p text:style-name="Standard">mysql&gt; select countries,count(cities) from nations groupby countries;</text:p>
      <text:p text:style-name="Standard">ERROR 1064 (42000): You have an error in your SQL syntax; check the manual that corresponds to your MySQL server version for the right syntax to use near 'countries' at line 1</text:p>
      <text:p text:style-name="Standard">mysql&gt; select countries,count(*) from nations groupby countries;</text:p>
      <text:p text:style-name="Standard">ERROR 1064 (42000): You have an error in your SQL syntax; check the manual that corresponds to your MySQL server version for the right syntax to use near 'countries' at line 1</text:p>
      <text:p text:style-name="Standard">mysql&gt; select countries,count(*) from nations group by countries;</text:p>
      <text:p text:style-name="Standard">+-----------+----------+</text:p>
      <text:p text:style-name="Standard">| countries | count(*) |</text:p>
      <text:p text:style-name="Standard">+-----------+----------+</text:p>
      <text:p text:style-name="Standard">| India <text:s text:c="4"/>| <text:s text:c="7"/>4 |</text:p>
      <text:p text:style-name="Standard">| Ind <text:s text:c="6"/>| <text:s text:c="7"/>2 |</text:p>
      <text:p text:style-name="Standard">+-----------+----------+</text:p>
      <text:p text:style-name="Standard">2 rows in set (0.01 sec)</text:p>
      <text:p text:style-name="Standard"/>
      <text:p text:style-name="Standard">mysql&gt; select countries,count(cities) from nations groupby countries;</text:p>
      <text:p text:style-name="Standard">ERROR 1064 (42000): You have an error in your SQL syntax; check the manual that corresponds to your MySQL server version for the right syntax to use near 'countries' at line 1</text:p>
      <text:p text:style-name="Standard">mysql&gt; select countries,count(cities) from nations group by countries;</text:p>
      <text:p text:style-name="Standard">+-----------+---------------+</text:p>
      <text:p text:style-name="Standard">| countries | count(cities) |</text:p>
      <text:p text:style-name="Standard">+-----------+---------------+</text:p>
      <text:p text:style-name="Standard">| India <text:s text:c="4"/>| <text:s text:c="12"/>4 |</text:p>
      <text:p text:style-name="Standard">| Ind <text:s text:c="6"/>| <text:s text:c="12"/>2 |</text:p>
      <text:p text:style-name="Standard">+-----------+---------------+</text:p>
      <text:p text:style-name="Standard">2 rows in set (0.00 sec)</text:p>
      <text:p text:style-name="Standard"><text:soft-page-break/></text:p>
      <text:p text:style-name="Standard">mysql&gt; select countries,count(cities) from nations group by cities;</text:p>
      <text:p text:style-name="Standard">ERROR 1055 (42000): Expression #1 of SELECT list is not in GROUP BY clause and contains nonaggregated column 'management.nations.countries' which is not functionally dependent on columns in GROUP BY clause; this is incompatible with sql_mode=only_full_group_by</text:p>
      <text:p text:style-name="Standard">mysql&gt; select cities, count(cities) from nations group by cities;</text:p>
      <text:p text:style-name="Standard">+-----------+---------------+</text:p>
      <text:p text:style-name="Standard">| cities <text:s text:c="3"/>| count(cities) |</text:p>
      <text:p text:style-name="Standard">+-----------+---------------+</text:p>
      <text:p text:style-name="Standard">| Hyderabad | <text:s text:c="12"/>2 |</text:p>
      <text:p text:style-name="Standard">| Hyd <text:s text:c="6"/>| <text:s text:c="12"/>2 |</text:p>
      <text:p text:style-name="Standard">| vizag <text:s text:c="4"/>| <text:s text:c="12"/>1 |</text:p>
      <text:p text:style-name="Standard">| viz <text:s text:c="6"/>| <text:s text:c="12"/>1 |</text:p>
      <text:p text:style-name="Standard">+-----------+---------------+</text:p>
      <text:p text:style-name="Standard">4 rows in set (0.00 sec)</text:p>
      <text:p text:style-name="Standard"/>
      <text:p text:style-name="Standard">mysql&gt; select * from nations;</text:p>
      <text:p text:style-name="Standard">+-----------+-----------+-------------+</text:p>
      <text:p text:style-name="Standard">| countries | cities <text:s text:c="3"/>| streets <text:s text:c="4"/>|</text:p>
      <text:p text:style-name="Standard">+-----------+-----------+-------------+</text:p>
      <text:p text:style-name="Standard">| India <text:s text:c="4"/>| Hyderabad | Hitech city |</text:p>
      <text:p text:style-name="Standard">| India <text:s text:c="4"/>| Hyd <text:s text:c="6"/>| Hitech <text:s text:c="5"/>|</text:p>
      <text:p text:style-name="Standard">| India <text:s text:c="4"/>| Hyderabad | Madhapur <text:s text:c="3"/>|</text:p>
      <text:p text:style-name="Standard">| India <text:s text:c="4"/>| Hyd <text:s text:c="6"/>| Madha <text:s text:c="6"/>|</text:p>
      <text:p text:style-name="Standard">| Ind <text:s text:c="6"/>| vizag <text:s text:c="4"/>| NAD <text:s text:c="8"/>|</text:p>
      <text:p text:style-name="Standard">| Ind <text:s text:c="6"/>| viz <text:s text:c="6"/>| RKBeach <text:s text:c="4"/>|</text:p>
      <text:p text:style-name="Standard">+-----------+-----------+-------------+</text:p>
      <text:p text:style-name="Standard">6 rows in set (0.00 sec)</text:p>
      <text:p text:style-name="Standard"/>
      <text:p text:style-name="Standard">mysql&gt; select countries,count(cities) from nations groupby distinct(cities);</text:p>
      <text:p text:style-name="Standard">ERROR 1064 (42000): You have an error in your SQL syntax; check the manual that corresponds to your MySQL server version for the right syntax to use near 'distinct(cities)' at line 1</text:p>
      <text:p text:style-name="Standard">mysql&gt; select countries,count(cities) from nations groupby dist(cities);</text:p>
      <text:p text:style-name="Standard">ERROR 1064 (42000): You have an error in your SQL syntax; check the manual that corresponds to your MySQL server version for the right syntax to use near 'dist(cities)' at line 1</text:p>
      <text:p text:style-name="Standard">mysql&gt; select countries,count(cities) from nations group by distinct cities;</text:p>
      <text:p text:style-name="Standard">ERROR 1064 (42000): You have an error in your SQL syntax; check the manual that corresponds to your MySQL server version for the right syntax to use near 'distinct cities' at line 1</text:p>
      <text:p text:style-name="Standard">mysql&gt; select countries,count(distinct cities) from nations group by cities;</text:p>
      <text:p text:style-name="Standard">ERROR 1055 (42000): Expression #1 of SELECT list is not in GROUP BY clause and contains nonaggregated column 'management.nations.countries' which is not functionally dependent on columns in GROUP BY clause; this is incompatible with sql_mode=only_full_group_by</text:p>
      <text:p text:style-name="Standard">mysql&gt; select countries,count(distinct cities) from nations group by countries;</text:p>
      <text:p text:style-name="Standard">+-----------+------------------------+</text:p>
      <text:p text:style-name="Standard">| countries | count(distinct cities) |</text:p>
      <text:p text:style-name="Standard">+-----------+------------------------+</text:p>
      <text:p text:style-name="Standard">| Ind <text:s text:c="6"/>| <text:s text:c="21"/>2 |</text:p>
      <text:p text:style-name="Standard">| India <text:s text:c="4"/>| <text:s text:c="21"/>2 |</text:p>
      <text:p text:style-name="Standard">+-----------+------------------------+</text:p>
      <text:p text:style-name="Standard">2 rows in set (0.00 sec)</text:p>
      <text:p text:style-name="Standard"/>
      <text:p text:style-name="Standard">mysql&gt; select countries,count(distinct cities),count(distinct streets) from nations group by countries;</text:p>
      <text:p text:style-name="Standard"><text:soft-page-break/>+-----------+------------------------+-------------------------+</text:p>
      <text:p text:style-name="Standard">| countries | count(distinct cities) | count(distinct streets) |</text:p>
      <text:p text:style-name="Standard">+-----------+------------------------+-------------------------+</text:p>
      <text:p text:style-name="Standard">| Ind <text:s text:c="6"/>| <text:s text:c="21"/>2 | <text:s text:c="22"/>2 |</text:p>
      <text:p text:style-name="Standard">| India <text:s text:c="4"/>| <text:s text:c="21"/>2 | <text:s text:c="22"/>4 |</text:p>
      <text:p text:style-name="Standard">+-----------+------------------------+-------------------------+</text:p>
      <text:p text:style-name="Standard">2 rows in set (0.00 sec)</text:p>
      <text:p text:style-name="Standard"/>
      <text:p text:style-name="Standard">mysql&gt;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1T11:12:01.826329514</meta:creation-date>
    <dc:date>2022-09-01T11:13:16.164900449</dc:date>
    <meta:editing-duration>PT1M15S</meta:editing-duration>
    <meta:editing-cycles>1</meta:editing-cycles>
    <meta:document-statistic meta:table-count="0" meta:image-count="0" meta:object-count="0" meta:page-count="5" meta:paragraph-count="172" meta:word-count="1251" meta:character-count="8402" meta:non-whitespace-character-count="6874"/>
    <meta:generator>LibreOffice/7.3.5.2$Linux_X86_64 LibreOffice_project/30$Build-2</meta:generator>
  </office:meta>
</office:document-meta>
</file>